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6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7.879cm"/>
    </style:style>
    <style:style style:name="co4" style:family="table-column">
      <style:table-column-properties fo:break-before="auto" style:column-width="7.83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6.336cm"/>
    </style:style>
    <style:style style:name="co10" style:family="table-column">
      <style:table-column-properties fo:break-before="auto" style:column-width="2.457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22.657cm"/>
    </style:style>
    <style:style style:name="co13" style:family="table-column">
      <style:table-column-properties fo:break-before="auto" style:column-width="33.905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AIO_20_Steps_20_Export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ce1" style:family="table-cell" style:parent-style-name="Default">
      <style:text-properties fo:color="#008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008080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lassic&quot;;&quot;BDD/Gherkin&quot;)" table:allow-empty-cell="true" table:display-list="unsorted" table:base-cell-address="'AIO Steps Export'.H2">
          <table:error-message table:message-type="stop" table:display="true"/>
        </table:content-validation>
        <table:content-validation table:name="val2" table:condition="of:cell-content-is-in-list(&quot;Given&quot;;&quot;When&quot;;&quot;And&quot;;&quot;But&quot;;&quot;Then&quot;;&quot;*&quot;)" table:allow-empty-cell="true" table:display-list="unsorted" table:base-cell-address="'AIO Steps Export'.J2">
          <table:error-message table:message-type="stop" table:display="true"/>
        </table:content-validation>
      </table:content-validations>
      <table:table table:name="AIO Steps Ex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office:value-type="float" office:value="32">
            <text:p>32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36%7D">SOFT-TC-35</text:a></text:p>
          </table:table-cell>
          <table:table-cell office:value-type="string">
            <text:p>Dimenze kvality <text:s/>- <text:s/>funkčnost - Daum PotPlayer - přehraje formáty - MP4, MKV, AVI, FLAC, MP3, MPG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ytvoříme složku</text:p>
            <text:p>2. do ní dáme tyto formáty: MP4, MKV, AVI, FLAC, MP3, MPG</text:p>
            <text:p>3. všechny otevřeme pomocí Daum Potplayeru</text:p>
          </table:table-cell>
          <table:table-cell table:number-columns-repeated="3"/>
          <table:table-cell office:value-type="string">
            <text:p>Všechny soubory se přehrajou bez přerušení. </text:p>
          </table:table-cell>
          <table:table-cell office:value-type="float" office:value="135">
            <text:p>135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37%7D">SOFT-TC-36</text:a></text:p>
          </table:table-cell>
          <table:table-cell office:value-type="string">
            <text:p>Dimenze kvality <text:s/>- <text:s/>funkčnost - Daum PotPlayer - podporuje externí i vložené titulky 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v Potplayeru otevřeme soubor s externími srt titulky</text:p>
            <text:p>2. v Potplayeru otevřeme soubor s externími txt titulky</text:p>
            <text:p>3. v Potplayeru otevřeme soubor s vloženými titulky</text:p>
          </table:table-cell>
          <table:table-cell table:number-columns-repeated="3"/>
          <table:table-cell office:value-type="string">
            <text:p>Všechny formy titulků se přehrajou v pořádku.</text:p>
          </table:table-cell>
          <table:table-cell office:value-type="float" office:value="136">
            <text:p>136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38%7D">SOFT-TC-37</text:a></text:p>
          </table:table-cell>
          <table:table-cell office:value-type="string">
            <text:p>Dimenze kvality - použitelnost - Daum PotPlayer - přepínání zvukového proudu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pravým tlačítkem klikneme během přehrávání</text:p>
            <text:p>2. najedeme na zvuk</text:p>
            <text:p>3. najedeme na zvukový proud</text:p>
          </table:table-cell>
          <table:table-cell table:number-columns-repeated="3"/>
          <table:table-cell office:value-type="string">
            <text:p>Zvukový proud jde snadno regulovat.</text:p>
          </table:table-cell>
          <table:table-cell office:value-type="float" office:value="137">
            <text:p>137</text:p>
          </table:table-cell>
          <table:table-cell table:number-columns-repeated="100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39%7D">SOFT-TC-38</text:a></text:p>
          </table:table-cell>
          <table:table-cell office:value-type="string">
            <text:p>Dimenze kvality - použitelnost - Daum PotPlayer - přepínání poměru stran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pravým tlačítkem klikneme během přehrávání</text:p>
            <text:p>2. najedeme na poměr stran a klikneme na 1:85:1</text:p>
          </table:table-cell>
          <table:table-cell table:number-columns-repeated="3"/>
          <table:table-cell office:value-type="string">
            <text:p>Poměr stran jde snadno regulovat.</text:p>
          </table:table-cell>
          <table:table-cell office:value-type="float" office:value="138">
            <text:p>138</text:p>
          </table:table-cell>
          <table:table-cell table:number-columns-repeated="1008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0%7D">SOFT-TC-39</text:a></text:p>
          </table:table-cell>
          <table:table-cell office:value-type="string">
            <text:p>Dimenze kvality - spolehlivost - Daum PotPlayer - přehrání neúplného souboru PART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 websharu dáme stahovat soubor</text:p>
            <text:p>2. ve stažených souborech se objeví dva soubory</text:p>
            <text:p>3. první avi, druhý PART</text:p>
            <text:p>4. během stahování klikneme na PART</text:p>
          </table:table-cell>
          <table:table-cell table:number-columns-repeated="3"/>
          <table:table-cell office:value-type="string">
            <text:p>Neúplný soubor PART půjde přehrát. </text:p>
          </table:table-cell>
          <table:table-cell office:value-type="float" office:value="139">
            <text:p>139</text:p>
          </table:table-cell>
          <table:table-cell table:number-columns-repeated="100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1%7D">SOFT-TC-40</text:a></text:p>
          </table:table-cell>
          <table:table-cell office:value-type="string">
            <text:p>Dimenze kvality - výkonnost - Daum PotPlayer - přehraje 10 souborů z externího disku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 externího disku přehrajeme 10 videosouborů</text:p>
            <text:p/>
          </table:table-cell>
          <table:table-cell table:number-columns-repeated="3"/>
          <table:table-cell office:value-type="string">
            <text:p>Všech 10 videosouborů půjde přehrát.</text:p>
          </table:table-cell>
          <table:table-cell office:value-type="float" office:value="140">
            <text:p>14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2%7D">SOFT-TC-41</text:a></text:p>
          </table:table-cell>
          <table:table-cell office:value-type="string">
            <text:p>Dimenze kvality - výkonnost - Daum PotPlayer - přehraje video ve 4K bez nadměrného zatížení systému</text:p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 Dostupné video ve 4K.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spustit PotPlayer</text:p>
            <text:p>2. načíst video</text:p>
            <text:p>3. otevřít Správce úloh a sledovat systémové zdroje</text:p>
          </table:table-cell>
          <table:table-cell table:number-columns-repeated="3"/>
          <table:table-cell office:value-type="string">
            <text:p/>
            <text:p><text:s/>| Naměřené hodnoty budou max. - CPU do 15%, RAM do 1 GB, disk do 5 MB/s | </text:p>
          </table:table-cell>
          <table:table-cell office:value-type="float" office:value="151">
            <text:p>151</text:p>
          </table:table-cell>
          <table:table-cell table:number-columns-repeated="1008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3%7D">SOFT-TC-42</text:a></text:p>
          </table:table-cell>
          <table:table-cell office:value-type="string">
            <text:p>Dimenze kvality - spolehlivost - Daum PotPlayer - test přehrání 22 videosouborů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>Testováno na zařízení: AMD Ryzen 5 7500F 6-Core Processor, RAM 32 GB, Grafická karta 12 GB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 externího disku spustíme v rychlém sledu 22 videosouborů</text:p>
            <text:p/>
          </table:table-cell>
          <table:table-cell table:number-columns-repeated="3"/>
          <table:table-cell office:value-type="string">
            <text:p>Přehravač přehraje všechny soubory bez zaseknutí a bez pádu.</text:p>
          </table:table-cell>
          <table:table-cell office:value-type="float" office:value="142">
            <text:p>142</text:p>
          </table:table-cell>
          <table:table-cell table:number-columns-repeated="1008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4%7D">SOFT-TC-43</text:a></text:p>
          </table:table-cell>
          <table:table-cell office:value-type="string">
            <text:p>Dimenze kvality - kompatibilita - Daum PotPlayer - program přehraje z externích USB zařízení (flash disku a mechaniky DVD)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>K dispozici externí mechanika a flashdisk.</text:p>
            <text:p/>
            <text:p>Testováno na zařízení: AMD Ryzen 5 7500F 6-Core Processor, RAM 32 GB, Grafická karta 12 GB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přehrajeme soubor z flashdisku</text:p>
            <text:p>2. přehrajeme DVD z externí mechaniky</text:p>
            <text:p/>
          </table:table-cell>
          <table:table-cell table:number-columns-repeated="3"/>
          <table:table-cell office:value-type="string">
            <text:p>Přehravač přehraje viodeosoubory z externí mechaniky a flashdisku.</text:p>
          </table:table-cell>
          <table:table-cell office:value-type="float" office:value="143">
            <text:p>143</text:p>
          </table:table-cell>
          <table:table-cell table:number-columns-repeated="1008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5%7D">SOFT-TC-44</text:a></text:p>
          </table:table-cell>
          <table:table-cell office:value-type="string">
            <text:p>Dimenze kvality - kompatibilita - Daum PotPlayer - propojení a přehrání video souboru přes HDMI kabel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>K dispozici HDMI kabel a TV.</text:p>
            <text:p/>
            <text:p>Testováno na zařízení: AMD Ryzen 5 7500F 6-Core Processor, RAM 32 GB, Grafická karta 12 GB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notebook propojíme pomocí HDMI kabelu s televizí LG</text:p>
            <text:p>2. vybereme videosoubor a přehrajeme</text:p>
            <text:p/>
            <text:p/>
          </table:table-cell>
          <table:table-cell table:number-columns-repeated="3"/>
          <table:table-cell office:value-type="string">
            <text:p>PotPlayer přehraje video na TV bez zaseknutí a poběží plynule.</text:p>
          </table:table-cell>
          <table:table-cell office:value-type="float" office:value="144">
            <text:p>144</text:p>
          </table:table-cell>
          <table:table-cell table:number-columns-repeated="1008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6%7D">SOFT-TC-45</text:a></text:p>
          </table:table-cell>
          <table:table-cell office:value-type="string">
            <text:p>Dimenze kvality - přenositelnost - Daum PotPlayer - program lze nainstalovat na notebook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>Testováno na zařízení: notebook Acer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do notebooku nainstalujeme PotPlayer z flashdisku</text:p>
            <text:p>2. spustíme video soubor</text:p>
            <text:p/>
            <text:p/>
            <text:p/>
          </table:table-cell>
          <table:table-cell table:number-columns-repeated="3"/>
          <table:table-cell office:value-type="string">
            <text:p>PotPlayer bude fungovat na notebooku jako na PC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7%7D">SOFT-TC-46</text:a></text:p>
          </table:table-cell>
          <table:table-cell office:value-type="string">
            <text:p>Dimenze kvality - přenositelnost - Daum PotPlayer - program lze nainstalovat na tablet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android.</text:p>
            <text:p/>
            <text:p>Testováno na zařízení: tablet Samsung</text:p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do tabletu nainstalujeme PotPlayer z Google Play</text:p>
            <text:p>2. spustíme video soubor</text:p>
            <text:p/>
            <text:p/>
            <text:p/>
          </table:table-cell>
          <table:table-cell table:number-columns-repeated="3"/>
          <table:table-cell office:value-type="string">
            <text:p>PotPlayer bude fungovat na notebooku jako na PC</text:p>
          </table:table-cell>
          <table:table-cell office:value-type="float" office:value="146">
            <text:p>146</text:p>
          </table:table-cell>
          <table:table-cell table:number-columns-repeated="1008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8%7D">SOFT-TC-47</text:a></text:p>
          </table:table-cell>
          <table:table-cell office:value-type="string">
            <text:p>Dimenze kvality - bezpečnost - Daum PotPlayer - test škodlivosti programu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Připravený instalační soubor.</text:p>
            <text:p/>
            <text:p/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otevřeme online nástroj VirusTotal (https://www.virustotal.com (Link: https://www.virustotal.com ) )</text:p>
            <text:p>2. zde klikneme na Choose file a vybereme instalační soubor PotPlayeru</text:p>
            <text:p>3. počkáme na výsledek</text:p>
            <text:p/>
            <text:p/>
            <text:p/>
          </table:table-cell>
          <table:table-cell table:number-columns-repeated="3"/>
          <table:table-cell office:value-type="string">
            <text:p>PotPlayer bude vyhodnocen jako bezpečný.</text:p>
          </table:table-cell>
          <table:table-cell office:value-type="float" office:value="147">
            <text:p>147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49%7D">SOFT-TC-48</text:a></text:p>
          </table:table-cell>
          <table:table-cell office:value-type="string">
            <text:p>Dimenze kvality - bezpečnost - Daum PotPlayer - otevření souboru se změnou příponou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změníme příponu souboru AVI na MP4</text:p>
            <text:p>2. přehrajeme v PotPlayeru</text:p>
          </table:table-cell>
          <table:table-cell table:number-columns-repeated="3"/>
          <table:table-cell office:value-type="string">
            <text:p>PotPlayer přehraje soubor se změněnou příponou. </text:p>
          </table:table-cell>
          <table:table-cell office:value-type="float" office:value="148">
            <text:p>148</text:p>
          </table:table-cell>
          <table:table-cell table:number-columns-repeated="1008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50%7D">SOFT-TC-49</text:a></text:p>
          </table:table-cell>
          <table:table-cell office:value-type="string">
            <text:p>Dimenze kvality - udržitelnost - Daum PotPlayer - změny ve verzích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/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otevřeme PotPlayer</text:p>
            <text:p>2. klkneme pravým tlačítkem na "O programu"</text:p>
            <text:p>3. vybereme historie verzí</text:p>
          </table:table-cell>
          <table:table-cell table:number-columns-repeated="3"/>
          <table:table-cell office:value-type="string">
            <text:p>Dochází ke změnám verzí a chyby jsou opravovány.</text:p>
          </table:table-cell>
          <table:table-cell office:value-type="float" office:value="149">
            <text:p>149</text:p>
          </table:table-cell>
          <table:table-cell table:number-columns-repeated="1008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<text:a xlink:href="https://martintovarek2.atlassian.net/plugins/servlet/ac/com.kaanha.jira.tcms/aio-tcms-app-browse?ac.project.id=10066&amp;ac.page=case-details&amp;ac.params=%7B%22caseId%22%3A151%7D">SOFT-TC-50</text:a></text:p>
          </table:table-cell>
          <table:table-cell office:value-type="string">
            <text:p>Dimenze kvality - udržitelnost - Daum PotPlayer - kontaktování technické podpory</text:p>
            <text:p/>
          </table:table-cell>
          <table:table-cell office:value-type="string">
            <text:p>PotPlayer is a multimedia (Link: https://en.wikipedia.org/wiki/Media_player_(software) ) <text:s/>software player developed for the Microsoft Windows (Link: https://en.wikipedia.org/wiki/Microsoft_Windows ) <text:s/>operating system by South Korean Internet company Kakao (Link: https://en.wikipedia.org/wiki/Kakao ) <text:s/>(formerly Daum Communications). It competes with other popular Windows media players such as VLC media player (Link: https://en.wikipedia.org/wiki/VLC_media_player ) , mpv (media player) (Link: https://en.wikipedia.org/wiki/Mpv_(media_player) ) , GOM Player (Link: https://en.wikipedia.org/wiki/GOM_Player ) , KMPlayer (Link: https://en.wikipedia.org/wiki/KMPlayer ) , SMPlayer (Link: https://en.wikipedia.org/wiki/SMPlayer ) <text:s/>and Media Player Classic (Link: https://en.wikipedia.org/wiki/Media_Player_Classic ) . Initially, the player was released under the name Daum Live.</text:p>
          </table:table-cell>
          <table:table-cell office:value-type="string">
            <text:p>Nainstalovaný přehrávač Daum PotPlayer.</text:p>
            <text:p/>
            <text:p>Testováno na Windows 11.</text:p>
            <text:p/>
            <text:p/>
          </table:table-cell>
          <table:table-cell table:number-columns-repeated="2"/>
          <table:table-cell table:content-validation-name="val1" office:value-type="string">
            <text:p>Classic</text:p>
          </table:table-cell>
          <table:table-cell/>
          <table:table-cell table:content-validation-name="val2"/>
          <table:table-cell office:value-type="string">
            <text:p/>
            <text:p>1. otevřeme PotPlayer</text:p>
            <text:p>2. klkneme pravým tlačítkem na "O programu"</text:p>
            <text:p>3. vybereme první záložku "O produktu"</text:p>
            <text:p>4. klikneme na oficiální stránky https://potplayer.daum.net/ (Link: https://potplayer.daum.net/ ) </text:p>
            <text:p>5. najdeme kontaktní mail</text:p>
          </table:table-cell>
          <table:table-cell table:number-columns-repeated="3"/>
          <table:table-cell office:value-type="string">
            <text:p>Na oficiálních stránkách https://potplayer.daum.net/ <text:s/>(Link: https://potplayer.daum.net/ ) <text:s/>je kontaktní mail.</text:p>
          </table:table-cell>
          <table:table-cell office:value-type="float" office:value="150">
            <text:p>150</text:p>
          </table:table-cell>
          <table:table-cell table:number-columns-repeated="1008"/>
        </table:table-row>
      </table:table>
      <table:table table:name="Instructions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1" table:number-columns-repeated="1022" table:default-cell-style-name="Default"/>
        <table:table-row table:style-name="ro6">
          <table:table-cell table:style-name="ce2" office:value-type="string">
            <text:p>Column (NOTE: Do not remove/rename any columns from the exported file)</text:p>
          </table:table-cell>
          <table:table-cell table:style-name="ce2" office:value-type="string">
            <text:p>Details</text:p>
          </table:table-cell>
          <table:table-cell table:number-columns-repeated="1022"/>
        </table:table-row>
        <table:table-row table:style-name="ro7">
          <table:table-cell office:value-type="string">
            <text:p>Key</text:p>
          </table:table-cell>
          <table:table-cell office:value-type="string">
            <text:p>Case key from AIO Test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Do not delete or edit</text:p>
          </table:table-cell>
          <table:table-cell table:number-columns-repeated="1022"/>
        </table:table-row>
        <table:table-row table:style-name="ro7">
          <table:table-cell office:value-type="string">
            <text:p>Title</text:p>
          </table:table-cell>
          <table:table-cell office:value-type="string">
            <text:p>Title of case from AIO Test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 <text:s/>[max 255 characters]</text:p>
          </table:table-cell>
          <table:table-cell table:number-columns-repeated="1022"/>
        </table:table-row>
        <table:table-row table:style-name="ro7">
          <table:table-cell office:value-type="string">
            <text:p>Description</text:p>
          </table:table-cell>
          <table:table-cell office:value-type="string">
            <text:p>Description of the test cas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7">
          <table:table-cell office:value-type="string">
            <text:p>Preconditions</text:p>
          </table:table-cell>
          <table:table-cell office:value-type="string">
            <text:p>Pre-conditions of the test cas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7">
          <table:table-cell office:value-type="string">
            <text:p>Estimated Effort</text:p>
          </table:table-cell>
          <table:table-cell office:value-type="string">
            <text:p>Estimated effort for the test case in minute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7">
          <table:table-cell office:value-type="string">
            <text:p>Automation Key</text:p>
          </table:table-cell>
          <table:table-cell office:value-type="string">
            <text:p>Automation key of the test case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7">
          <table:table-cell office:value-type="string">
            <text:p>Step Type</text:p>
          </table:table-cell>
          <table:table-cell office:value-type="string">
            <text:p>Step Type of Step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first row cell. Set as 'Classic' for Classic Steps or as 'BDD/Gherkin' for BDD/Gherkin Steps</text:p>
          </table:table-cell>
          <table:table-cell table:number-columns-repeated="1022"/>
        </table:table-row>
        <table:table-row table:style-name="ro7">
          <table:table-cell office:value-type="string">
            <text:p>Datasets/Examples</text:p>
          </table:table-cell>
          <table:table-cell office:value-type="string">
            <text:p>Datasets for Classic Steps or Examples for BDD/Gherkin Step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added, updated, deleted, reorder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first row cell. Parameter Names and Values separated by | (Pipe) Character. Add \ (Backslash) Character to escape pipe characters inside actual Parameter Name or Value</text:p>
          </table:table-cell>
          <table:table-cell table:number-columns-repeated="1022"/>
        </table:table-row>
        <table:table-row table:style-name="ro7">
          <table:table-cell office:value-type="string">
            <text:p>Keyword</text:p>
          </table:table-cell>
          <table:table-cell office:value-type="string">
            <text:p>Keyword for BDD/Gherkin Step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7">
          <table:table-cell office:value-type="string">
            <text:p>Steps</text:p>
          </table:table-cell>
          <table:table-cell office:value-type="string">
            <text:p>Step description. Each step is in a different row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entire row - insert a new row, delete entire row, change order of entire row, etc.</text:p>
          </table:table-cell>
          <table:table-cell table:number-columns-repeated="1022"/>
        </table:table-row>
        <table:table-row table:style-name="ro7">
          <table:table-cell office:value-type="string">
            <text:p>Linked Case</text:p>
          </table:table-cell>
          <table:table-cell office:value-type="string">
            <text:p>Case key of linked case from AIO Test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inserted, updated or delet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Valid case key (case status needs to be eligible for linking as a test step) needed while adding a new link or updating an existing one</text:p>
          </table:table-cell>
          <table:table-cell table:number-columns-repeated="1022"/>
        </table:table-row>
        <table:table-row table:style-name="ro7">
          <table:table-cell office:value-type="string">
            <text:p>Linked Case Version</text:p>
          </table:table-cell>
          <table:table-cell office:value-type="string">
            <text:p>Version for the Case Key mentioned in Linked Case column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Valid version corresponding to the Linked Case is needed. Cannot be left blank if Linked Case Key is provided.</text:p>
          </table:table-cell>
          <table:table-cell table:number-columns-repeated="1022"/>
        </table:table-row>
        <table:table-row table:style-name="ro7">
          <table:table-cell office:value-type="string">
            <text:p>Data</text:p>
          </table:table-cell>
          <table:table-cell office:value-type="string">
            <text:p>Data from AIO Tests for each step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7">
          <table:table-cell office:value-type="string">
            <text:p>Expected Result</text:p>
          </table:table-cell>
          <table:table-cell office:value-type="string">
            <text:p>Expected results from AIO Tests for each step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Can be updated, deleted, reorder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Take action on entire row - delete entire row, change order of entire row</text:p>
          </table:table-cell>
          <table:table-cell table:number-columns-repeated="1022"/>
        </table:table-row>
        <table:table-row table:style-name="ro7">
          <table:table-cell office:value-type="string">
            <text:p>Step ID</text:p>
          </table:table-cell>
          <table:table-cell office:value-type="string">
            <text:p>Step id of each step from AIO Test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Leave blank for new step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Do no change when editing steps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Delete if step is being deleted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Reorder along with step details while reorderin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106P0" style:volatile="true" number:language="cs" number:country="CZ">
      <number:number number:decimal-places="0" number:min-integer-digits="1" number:grouping="true"/>
      <number:text> Kč</number:text>
    </number:number-style>
    <number:number-style style:name="N8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8106P0"/>
    </number:number-style>
    <number:number-style style:name="N8107P0" style:volatile="true" number:language="cs" number:country="CZ">
      <number:number number:decimal-places="0" number:min-integer-digits="1" number:grouping="true"/>
      <number:text> Kč</number:text>
    </number:number-style>
    <number:number-style style:name="N8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8107P0"/>
    </number:number-style>
    <number:number-style style:name="N8108P0" style:volatile="true" number:language="cs" number:country="CZ">
      <number:number number:decimal-places="2" number:min-integer-digits="1" number:grouping="true"/>
      <number:text> Kč</number:text>
    </number:number-style>
    <number:number-style style:name="N8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8108P0"/>
    </number:number-style>
    <number:number-style style:name="N8109P0" style:volatile="true" number:language="cs" number:country="CZ">
      <number:number number:decimal-places="2" number:min-integer-digits="1" number:grouping="true"/>
      <number:text> Kč</number:text>
    </number:number-style>
    <number:number-style style:name="N8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8109P0"/>
    </number:number-style>
    <number:date-style style:name="N8110" number:language="cs" number:country="CZ">
      <number:day/>
      <number:text>.</number:text>
      <number:month number:textual="true"/>
      <number:text>.</number:text>
      <number:year/>
    </number:date-style>
    <number:date-style style:name="N8111" number:language="cs" number:country="CZ">
      <number:day/>
      <number:text>.</number:text>
      <number:month number:textual="true"/>
    </number:date-style>
    <number:date-style style:name="N8112" number:language="cs" number:country="CZ">
      <number:month number:textual="true"/>
      <number:text>.</number:text>
      <number:year/>
    </number:date-style>
    <number:time-style style:name="N8113" number:language="cs" number:country="CZ">
      <number:hours/>
      <number:text>:</number:text>
      <number:minutes number:style="long"/>
      <number:text> </number:text>
      <number:am-pm/>
    </number:time-style>
    <number:time-style style:name="N8114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cs" number:country="CZ">
      <number:hours/>
      <number:text>:</number:text>
      <number:minutes number:style="long"/>
    </number:time-style>
    <number:time-style style:name="N8116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8117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cs" number:country="CZ">
      <number:number number:decimal-places="0" number:min-integer-digits="1" number:grouping="true"/>
      <number:text>     </number:text>
    </number:number-style>
    <number:number-style style:name="N8118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cs" number:country="CZ">
      <number:number number:decimal-places="0" number:min-integer-digits="1" number:grouping="true"/>
      <number:text>     </number:text>
    </number:number-style>
    <number:number-style style:name="N8119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cs" number:country="CZ">
      <number:number number:decimal-places="2" number:min-integer-digits="1" number:grouping="true"/>
      <number:text>     </number:text>
    </number:number-style>
    <number:number-style style:name="N8120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cs" number:country="CZ">
      <number:number number:decimal-places="2" number:min-integer-digits="1" number:grouping="true"/>
      <number:text>     </number:text>
    </number:number-style>
    <number:number-style style:name="N8121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1P0"/>
    </number:number-style>
    <number:number-style style:name="N8122P0" style:volatile="true" number:language="cs" number:country="CZ">
      <number:text> </number:text>
      <number:number number:decimal-places="0" number:min-integer-digits="1" number:grouping="true"/>
      <number:text>      </number:text>
    </number:number-style>
    <number:number-style style:name="N8122P1" style:volatile="true" number:language="cs" number:country="CZ">
      <number:text>-</number:text>
      <number:number number:decimal-places="0" number:min-integer-digits="1" number:grouping="true"/>
      <number:text>      </number:text>
    </number:number-style>
    <number:number-style style:name="N8122P2" style:volatile="true" number:language="cs" number:country="CZ">
      <number:text> -      </number:text>
    </number:number-style>
    <number:text-style style:name="N8122" number:language="cs" number:country="C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cs" number:country="CZ">
      <number:text> </number:text>
      <number:number number:decimal-places="0" number:min-integer-digits="1" number:grouping="true"/>
      <number:text> Kč </number:text>
    </number:number-style>
    <number:number-style style:name="N8123P1" style:volatile="true" number:language="cs" number:country="CZ">
      <number:text>-</number:text>
      <number:number number:decimal-places="0" number:min-integer-digits="1" number:grouping="true"/>
      <number:text> Kč </number:text>
    </number:number-style>
    <number:number-style style:name="N8123P2" style:volatile="true" number:language="cs" number:country="CZ">
      <number:text> - Kč </number:text>
    </number:number-style>
    <number:text-style style:name="N8123" number:language="cs" number:country="CZ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cs" number:country="CZ">
      <number:text> </number:text>
      <number:number number:decimal-places="2" number:min-integer-digits="1" number:grouping="true"/>
      <number:text>      </number:text>
    </number:number-style>
    <number:number-style style:name="N8124P1" style:volatile="true" number:language="cs" number:country="CZ">
      <number:text>-</number:text>
      <number:number number:decimal-places="2" number:min-integer-digits="1" number:grouping="true"/>
      <number:text>      </number:text>
    </number:number-style>
    <number:number-style style:name="N8124P2" style:volatile="true" number:language="cs" number:country="CZ">
      <number:text> -</number:text>
      <number:number number:decimal-places="0" number:min-integer-digits="0"/>
      <number:text>      </number:text>
    </number:number-style>
    <number:text-style style:name="N8124" number:language="cs" number:country="CZ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cs" number:country="CZ">
      <number:text> </number:text>
      <number:number number:decimal-places="2" number:min-integer-digits="1" number:grouping="true"/>
      <number:text> Kč </number:text>
    </number:number-style>
    <number:number-style style:name="N8125P1" style:volatile="true" number:language="cs" number:country="CZ">
      <number:text>-</number:text>
      <number:number number:decimal-places="2" number:min-integer-digits="1" number:grouping="true"/>
      <number:text> Kč </number:text>
    </number:number-style>
    <number:number-style style:name="N8125P2" style:volatile="true" number:language="cs" number:country="CZ">
      <number:text> -</number:text>
      <number:number number:decimal-places="0" number:min-integer-digits="0"/>
      <number:text> Kč </number:text>
    </number:number-style>
    <number:text-style style:name="N8125" number:language="cs" number:country="CZ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cs" number:country="CZ">
      <number:minutes number:style="long"/>
      <number:text>:</number:text>
      <number:seconds number:style="long"/>
    </number:time-style>
    <number:time-style style:name="N8127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cs" number:country="CZ">
      <number:minutes number:style="long"/>
      <number:text>:</number:text>
      <number:seconds number:style="long" number:decimal-places="1"/>
    </number:time-style>
    <number:number-style style:name="N8129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2">12.05.2025</text:date>, <text:time>17:04:1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AIO_20_Steps_20_Export" style:display-name="PageStyle_AIO Steps Ex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2T17:04:13.06</dc:date>
    <dc:creator>Martin Továrek</dc:creator>
    <meta:document-statistic meta:table-count="2" meta:cell-count="201" meta:object-count="0"/>
    <meta:generator>OpenOffice/4.1.0$Win32 OpenOffice.org_project/410m18$Build-9764</meta:generator>
  </office:meta>
</office:document-meta>
</file>